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/>
    <style:font-face style:name="Lucida Sans1" svg:font-family="'Lucida Sans'" style:font-family-generic="swiss"/>
    <style:font-face style:name="Comfortaa1" svg:font-family="Comfortaa" style:font-pitch="variable"/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961cm"/>
    </style:style>
    <style:style style:name="gr2" style:family="graphic" style:parent-style-name="standard">
      <style:graphic-properties draw:stroke="none" svg:stroke-color="#3465a4" draw:fill="none" fo:min-height="1.971cm"/>
    </style:style>
    <style:style style:name="gr3" style:family="graphic" style:parent-style-name="standard">
      <style:graphic-properties draw:stroke="none" draw:fill-color="#3465a4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draw:fill-color="#bce4e5" draw:textarea-horizontal-align="justify" draw:textarea-vertical-align="middle" draw:auto-grow-height="false" fo:min-height="0.194cm" fo:min-width="0.993cm"/>
    </style:style>
    <style:style style:name="gr5" style:family="graphic" style:parent-style-name="standard">
      <style:graphic-properties draw:stroke="none" draw:fill="none" draw:fill-color="#ffffff" fo:min-height="1.971cm"/>
    </style:style>
    <style:style style:name="gr6" style:family="graphic" style:parent-style-name="standard">
      <style:graphic-properties draw:stroke="none" draw:fill="none" draw:fill-color="#ffffff" fo:min-height="0.98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.97cm"/>
    </style:style>
    <style:style style:name="gr9" style:family="graphic" style:parent-style-name="standard">
      <style:graphic-properties draw:stroke="none" draw:fill-color="#bce4e5" draw:textarea-horizontal-align="justify" draw:textarea-vertical-align="middle" draw:auto-grow-height="false" fo:min-height="0.194cm" fo:min-width="0.104cm"/>
    </style:style>
    <style:style style:name="gr10" style:family="graphic" style:parent-style-name="standard">
      <style:graphic-properties draw:stroke="none" draw:fill-color="#62a73b" draw:textarea-horizontal-align="justify" draw:textarea-vertical-align="middle" draw:auto-grow-height="false" fo:min-height="2.463cm" fo:min-width="2.213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194cm" fo:min-width="0.104cm"/>
    </style:style>
    <style:style style:name="gr13" style:family="graphic" style:parent-style-name="standard">
      <style:graphic-properties draw:stroke="none" draw:fill-color="#62a73b" draw:textarea-horizontal-align="justify" draw:textarea-vertical-align="middle" draw:auto-grow-height="false" fo:min-height="1.872cm" fo:min-width="1.622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194cm" fo:min-width="0.104cm"/>
    </style:style>
    <style:style style:name="gr16" style:family="graphic" style:parent-style-name="standard">
      <style:graphic-properties draw:stroke="none" draw:fill-color="#bce4e5" draw:textarea-horizontal-align="justify" draw:textarea-vertical-align="middle" draw:auto-grow-height="false" fo:min-height="0.194cm" fo:min-width="1.795cm"/>
    </style:style>
    <style:style style:name="gr17" style:family="graphic" style:parent-style-name="standard">
      <style:graphic-properties draw:stroke="none" draw:fill-color="#62a73b" draw:textarea-horizontal-align="justify" draw:textarea-vertical-align="middle" draw:auto-grow-height="false" fo:min-height="0.104cm" fo:min-width="0cm"/>
    </style:style>
    <style:style style:name="gr18" style:family="graphic" style:parent-style-name="standard">
      <style:graphic-properties draw:stroke="none" draw:fill-color="#62a73b" draw:textarea-horizontal-align="justify" draw:textarea-vertical-align="middle" draw:auto-grow-height="false" fo:min-height="3.584cm" fo:min-width="13.08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872cm" fo:min-width="1.622cm"/>
    </style:style>
    <style:style style:name="gr20" style:family="graphic" style:parent-style-name="standard">
      <style:graphic-properties draw:stroke="none" draw:fill-color="#62a73b" draw:textarea-horizontal-align="justify" draw:textarea-vertical-align="middle" draw:auto-grow-height="false" fo:min-height="0.194cm" fo:min-width="0.1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="none" draw:fill-color="#62a73b" fo:min-height="2.208cm"/>
    </style:style>
    <style:style style:name="gr23" style:family="graphic" style:parent-style-name="standard">
      <style:graphic-properties draw:stroke="none" draw:fill-color="#62a73b" draw:textarea-horizontal-align="justify" draw:textarea-vertical-align="middle" draw:auto-grow-height="false" fo:min-height="3.584cm" fo:min-width="13.084cm" draw:shadow="hidden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1.872cm" fo:min-width="1.622cm" draw:shadow="hidden"/>
    </style:style>
    <style:style style:name="gr25" style:family="graphic" style:parent-style-name="standard">
      <style:graphic-properties draw:stroke="none" draw:fill="solid" draw:fill-color="#62a73b" draw:textarea-horizontal-align="center" draw:textarea-vertical-align="middle" fo:min-height="1.97cm" draw:shadow="hidden"/>
    </style:style>
    <style:style style:name="gr26" style:family="graphic" style:parent-style-name="standard">
      <style:graphic-properties draw:stroke="none" svg:stroke-color="#3465a4" draw:fill="solid" draw:fill-color="#62a73b" draw:textarea-horizontal-align="center" draw:textarea-vertical-align="middle" fo:min-height="1.971cm" draw:shadow="hidden"/>
    </style:style>
    <style:style style:name="gr27" style:family="graphic" style:parent-style-name="standard">
      <style:graphic-properties draw:stroke="none" draw:fill-color="#62a73b" draw:textarea-horizontal-align="justify" draw:textarea-vertical-align="middle" draw:auto-grow-height="false" fo:min-height="0.104cm" fo:min-width="0cm" draw:shadow="hidden"/>
    </style:style>
    <style:style style:name="gr28" style:family="graphic" style:parent-style-name="standard">
      <style:graphic-properties draw:stroke="none" draw:fill-color="#62a73b" draw:textarea-horizontal-align="justify" draw:textarea-vertical-align="middle" draw:auto-grow-height="false" fo:min-height="0.194cm" fo:min-width="0.104cm" draw:shadow="hidden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2.207cm" fo:min-width="4.013cm" draw:shadow="hidden"/>
    </style:style>
    <style:style style:name="gr30" style:family="graphic" style:parent-style-name="standard">
      <style:graphic-properties draw:stroke="none" draw:fill="solid" draw:fill-color="#ffffff" draw:textarea-horizontal-align="center" draw:textarea-vertical-align="middle" fo:min-height="2.208cm" draw:shadow="hidden"/>
    </style:style>
    <style:style style:name="gr31" style:family="graphic" style:parent-style-name="standard">
      <style:graphic-properties draw:stroke="none" draw:fill="solid" draw:fill-color="#ffffff" draw:textarea-horizontal-align="center" draw:textarea-vertical-align="middle" fo:min-height="1.97cm" draw:shadow="hidden"/>
    </style:style>
    <style:style style:name="gr32" style:family="graphic" style:parent-style-name="standard">
      <style:graphic-properties draw:stroke="none" draw:fill="solid" draw:fill-color="#ffffff" draw:textarea-horizontal-align="center" draw:textarea-vertical-align="middle" fo:min-height="1.971cm" draw:shadow="hidden"/>
    </style:style>
    <style:style style:name="gr33" style:family="graphic" style:parent-style-name="standard">
      <style:graphic-properties draw:stroke="solid" draw:stroke-dash="Ultrafine_20_Dashed" svg:stroke-width="0.1cm" svg:stroke-color="#3465a4" draw:marker-start-width="0.35cm" draw:marker-end-width="0.35cm" draw:fill-color="#62a73b" draw:textarea-horizontal-align="justify" draw:textarea-vertical-align="middle" draw:auto-grow-height="false" fo:min-height="10.15cm" fo:min-width="8.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6.9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7.262cm"/>
    </style:style>
    <style:style style:name="gr36" style:family="graphic" style:parent-style-name="objectwithoutfill">
      <style:graphic-properties svg:stroke-width="0.1cm" svg:stroke-color="#ffffff" draw:marker-start-width="0.35cm" draw:marker-end-width="0.35cm" svg:stroke-linecap="butt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04cm" svg:stroke-color="#ffffff" draw:marker-start-width="0.26cm" draw:marker-end-width="0.26cm" draw:fill="solid" draw:fill-color="#ffffff" draw:textarea-horizontal-align="justify" draw:textarea-vertical-align="middle" draw:auto-grow-height="false" fo:min-height="0.06cm" fo:min-width="2.547cm" fo:padding-top="0.145cm" fo:padding-bottom="0.145cm" fo:padding-left="0.27cm" fo:padding-right="0.27cm"/>
    </style:style>
    <style:style style:name="gr38" style:family="graphic" style:parent-style-name="standard">
      <style:graphic-properties svg:stroke-width="0.05cm" svg:stroke-color="#ffffff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39" style:family="graphic" style:parent-style-name="standard">
      <style:graphic-properties draw:stroke="solid" draw:stroke-dash="Ultrafine_20_Dashed" svg:stroke-width="0.2cm" svg:stroke-color="#3465a4" draw:marker-start-width="0.5cm" draw:marker-end-width="0.5cm" draw:fill-color="#62a73b" draw:textarea-horizontal-align="justify" draw:textarea-vertical-align="middle" draw:auto-grow-height="false" fo:min-height="10.15cm" fo:min-width="8.5cm" fo:padding-top="0.225cm" fo:padding-bottom="0.225cm" fo:padding-left="0.35cm" fo:padding-right="0.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657cm"/>
    </style:style>
    <style:style style:name="gr41" style:family="graphic" style:parent-style-name="standard">
      <style:graphic-properties draw:stroke="none" svg:stroke-width="0.04cm" svg:stroke-color="#ffffff" draw:marker-start-width="0.26cm" draw:marker-end-width="0.26cm" draw:fill="solid" draw:fill-color="#cccccc" draw:textarea-horizontal-align="justify" draw:textarea-vertical-align="middle" draw:auto-grow-height="false" fo:min-height="0.06cm" fo:min-width="0.367cm" fo:padding-top="0.145cm" fo:padding-bottom="0.145cm" fo:padding-left="0.27cm" fo:padding-right="0.27cm"/>
    </style:style>
    <style:style style:name="gr42" style:family="graphic" style:parent-style-name="standard">
      <style:graphic-properties draw:stroke="none" draw:fill-color="#adc5e7" draw:textarea-horizontal-align="justify" draw:textarea-vertical-align="middle" draw:auto-grow-height="false" fo:min-height="0.287cm" fo:min-width="0.033cm"/>
    </style:style>
    <style:style style:name="gr43" style:family="graphic" style:parent-style-name="standard">
      <style:graphic-properties draw:stroke="none" draw:fill-color="#adc5e7" draw:textarea-vertical-align="middle"/>
    </style:style>
    <style:style style:name="gr44" style:family="graphic" style:parent-style-name="standard">
      <style:graphic-properties draw:stroke="none" draw:fill="none" fo:min-height="1.971cm"/>
    </style:style>
    <style:style style:name="gr45" style:family="graphic" style:parent-style-name="standard">
      <style:graphic-properties draw:stroke="solid" draw:stroke-dash="Ultrafine_20_Dashed" svg:stroke-width="0.2cm" svg:stroke-color="#000000" draw:marker-start-width="0.5cm" draw:marker-end-width="0.5cm" draw:fill-color="#000000" draw:textarea-horizontal-align="justify" draw:textarea-vertical-align="middle" draw:auto-grow-height="false" fo:min-height="10.15cm" fo:min-width="8.5cm" fo:padding-top="0.225cm" fo:padding-bottom="0.225cm" fo:padding-left="0.35cm" fo:padding-right="0.35cm"/>
    </style:style>
    <style:style style:name="gr46" style:family="graphic" style:parent-style-name="standard">
      <style:graphic-properties draw:stroke="none" svg:stroke-width="0.04cm" svg:stroke-color="#ffffff" draw:marker-start-width="0.26cm" draw:marker-end-width="0.26cm" draw:fill="solid" draw:fill-color="#ffffff" draw:textarea-horizontal-align="justify" draw:textarea-vertical-align="middle" draw:auto-grow-height="false" fo:min-height="0.06cm" fo:min-width="0.367cm" fo:padding-top="0.145cm" fo:padding-bottom="0.145cm" fo:padding-left="0.27cm" fo:padding-right="0.27cm"/>
    </style:style>
    <style:style style:name="gr47" style:family="graphic" style:parent-style-name="standard">
      <style:graphic-properties draw:stroke="none" draw:fill-color="#ffffff" draw:textarea-vertical-align="middle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0.036cm"/>
    </style:style>
    <style:style style:name="gr49" style:family="graphic" style:parent-style-name="standard">
      <style:graphic-properties draw:fill-color="#3465a4" draw:textarea-horizontal-align="justify" draw:textarea-vertical-align="middle" draw:auto-grow-height="false" fo:min-height="3.722cm" fo:min-width="14.022cm"/>
    </style:style>
    <style:style style:name="gr50" style:family="graphic" style:parent-style-name="standard">
      <style:graphic-properties draw:stroke="solid" draw:stroke-dash="Ultrafine_20_Dashed" svg:stroke-width="0.2cm" svg:stroke-color="#ffffff" draw:marker-start-width="0.5cm" draw:marker-end-width="0.5cm" draw:fill-color="#ffffff" draw:textarea-horizontal-align="justify" draw:textarea-vertical-align="middle" draw:auto-grow-height="false" fo:min-height="10.15cm" fo:min-width="8.5cm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width="0.04cm" svg:stroke-color="#ffffff" draw:marker-start-width="0.26cm" draw:marker-end-width="0.26cm" draw:fill="solid" draw:fill-color="#3465a4" draw:textarea-horizontal-align="justify" draw:textarea-vertical-align="middle" draw:auto-grow-height="false" fo:min-height="0.06cm" fo:min-width="0.367cm" fo:padding-top="0.145cm" fo:padding-bottom="0.145cm" fo:padding-left="0.27cm" fo:padding-right="0.27cm"/>
    </style:style>
    <style:style style:name="gr52" style:family="graphic" style:parent-style-name="standard">
      <style:graphic-properties svg:stroke-width="0.05cm" svg:stroke-color="#3465a4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53" style:family="graphic" style:parent-style-name="standard">
      <style:graphic-properties draw:stroke="none" draw:fill-color="#3465a4" draw:textarea-vertical-align="middle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 fo:min-height="0.287cm" fo:min-width="0.036cm"/>
    </style:style>
    <style:style style:name="gr55" style:family="graphic" style:parent-style-name="standard">
      <style:graphic-properties draw:stroke="solid" draw:stroke-dash="Ultrafine_20_Dashed" svg:stroke-width="0.05cm" svg:stroke-color="#3465a4" draw:marker-start-width="0.275cm" draw:marker-end-width="0.275cm" draw:fill-color="#62a73b" draw:textarea-horizontal-align="justify" draw:textarea-vertical-align="middle" draw:auto-grow-height="false" fo:min-height="10.15cm" fo:min-width="8.5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62a73b"/>
    </style:style>
    <style:style style:name="P2" style:family="paragraph">
      <loext:graphic-properties draw:fill="none"/>
      <style:text-properties fo:color="#62a73b" fo:font-size="50pt" style:font-size-asian="50pt" style:font-size-complex="50pt"/>
    </style:style>
    <style:style style:name="P3" style:family="paragraph">
      <style:text-properties fo:color="#3465a4"/>
    </style:style>
    <style:style style:name="P4" style:family="paragraph">
      <loext:graphic-properties draw:fill="none"/>
      <style:text-properties fo:color="#3465a4"/>
    </style:style>
    <style:style style:name="P5" style:family="paragraph">
      <loext:graphic-properties draw:fill-color="#3465a4"/>
      <style:paragraph-properties fo:text-align="center"/>
    </style:style>
    <style:style style:name="P6" style:family="paragraph">
      <loext:graphic-properties draw:fill-color="#bce4e5"/>
      <style:paragraph-properties fo:text-align="center"/>
    </style:style>
    <style:style style:name="P7" style:family="paragraph">
      <loext:graphic-properties draw:fill="none" draw:fill-color="#ffffff"/>
      <style:text-properties fo:color="#62a73b"/>
    </style:style>
    <style:style style:name="P8" style:family="paragraph">
      <style:text-properties fo:color="#3465a4" style:font-name="Quicksand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color="#3465a4" style:font-name="Quicksand" fo:font-weight="normal" style:font-weight-asian="normal" style:font-weight-complex="normal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color="#62a73b"/>
    </style:style>
    <style:style style:name="P12" style:family="paragraph">
      <loext:graphic-properties draw:fill-color="#62a73b"/>
      <style:paragraph-properties fo:text-align="center"/>
    </style:style>
    <style:style style:name="P13" style:family="paragraph">
      <loext:graphic-properties draw:fill="none"/>
      <style:text-properties fo: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text-properties fo:color="#000000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text-properties fo:font-size="50pt" style:font-size-asian="50pt" style:font-size-complex="50pt"/>
    </style:style>
    <style:style style:name="P18" style:family="paragraph">
      <loext:graphic-properties draw:fill="none" draw:fill-color="#ffffff"/>
      <style:text-properties fo:color="#ffffff" style:font-name="Quicksand" fo:font-size="50pt" style:font-size-asian="50pt" style:font-size-complex="50pt"/>
    </style:style>
    <style:style style:name="P19" style:family="paragraph">
      <loext:graphic-properties draw:fill="none" draw:fill-color="#62a73b"/>
    </style:style>
    <style:style style:name="P20" style:family="paragraph">
      <style:text-properties fo:color="#ffffff"/>
    </style:style>
    <style:style style:name="P21" style:family="paragraph">
      <loext:graphic-properties draw:fill="none"/>
      <style:text-properties fo:color="#ffffff" fo:font-size="50pt" style:font-size-asian="50pt" style:font-size-complex="50pt"/>
    </style:style>
    <style:style style:name="P22" style:family="paragraph">
      <loext:graphic-properties draw:fill="none" draw:fill-color="#ffffff"/>
      <style:text-properties fo:color="#ffffff"/>
    </style:style>
    <style:style style:name="P23" style:family="paragraph">
      <loext:graphic-properties draw:fill="solid" draw:fill-color="#62a73b"/>
      <style:paragraph-properties fo:text-align="center"/>
      <style:text-properties fo:color="#62a73b"/>
    </style:style>
    <style:style style:name="P24" style:family="paragraph">
      <loext:graphic-properties draw:fill="solid" draw:fill-color="#ffffff"/>
      <style:paragraph-properties fo:text-align="center"/>
      <style:text-properties fo:color="#ffffff" style:font-name="Quicksand" fo:font-size="50pt" style:font-size-asian="50pt" style:font-size-complex="50pt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  <style:text-properties fo:color="#ffffff" fo:font-size="50pt" style:font-size-asian="50pt" style:font-size-complex="50pt"/>
    </style:style>
    <style:style style:name="P27" style:family="paragraph">
      <loext:graphic-properties draw:fill="solid" draw:fill-color="#ffffff"/>
      <style:paragraph-properties fo:text-align="center"/>
      <style:text-properties fo:color="#ffffff"/>
    </style:style>
    <style:style style:name="P28" style:family="paragraph">
      <loext:graphic-properties draw:fill="none" draw:fill-color="#ffffff"/>
      <style:text-properties fo:color="#3465a4" style:font-name="Quicksand" fo:font-size="25pt" style:font-size-asian="25pt" style:font-size-complex="25pt"/>
    </style:style>
    <style:style style:name="P29" style:family="paragraph">
      <loext:graphic-properties draw:fill-color="#62a73b"/>
      <style:paragraph-properties fo:text-align="center"/>
      <style:text-properties fo:color="#ffffff"/>
    </style:style>
    <style:style style:name="P30" style:family="paragraph">
      <loext:graphic-properties draw:fill="none" draw:fill-color="#ffffff"/>
      <style:text-properties fo:color="#ffffff" style:font-name="Comfortaa1" fo:font-size="43pt" fo:font-weight="bold" fo:background-color="#ffff00" style:font-size-asian="43pt" style:font-size-complex="43pt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color="#ffffff" fo:font-size="15.5pt" fo:font-weight="bold" style:font-size-asian="15.5pt" style:font-size-complex="15.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="none" draw:fill-color="#ffffff"/>
      <style:text-properties fo:color="#ffffff" style:font-name="Comfortaa1" fo:font-size="50pt" fo:font-weight="bold" fo:background-color="#ffff00" style:font-size-asian="50pt" style:font-weight-asian="bold" style:font-size-complex="50pt" style:font-weight-complex="bold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-color="#adc5e7"/>
      <style:paragraph-properties fo:text-align="center"/>
    </style:style>
    <style:style style:name="P38" style:family="paragraph">
      <loext:graphic-properties draw:fill="none"/>
    </style:style>
    <style:style style:name="P39" style:family="paragraph">
      <loext:graphic-properties draw:fill-color="#000000"/>
      <style:paragraph-properties fo:text-align="center"/>
      <style:text-properties fo:color="#ffffff"/>
    </style:style>
    <style:style style:name="P40" style:family="paragraph">
      <loext:graphic-properties draw:fill-color="#ffffff"/>
      <style:paragraph-properties fo:text-align="center"/>
      <style:text-properties fo:color="#ffffff"/>
    </style:style>
    <style:style style:name="P41" style:family="paragraph">
      <loext:graphic-properties draw:fill="none" draw:fill-color="#ffffff"/>
      <style:text-properties fo:color="#3465a4" style:font-name="Comfortaa1" fo:font-size="50pt" fo:font-weight="bold" fo:background-color="#ffff00" style:font-size-asian="50pt" style:font-weight-asian="bold" style:font-size-complex="50pt" style:font-weight-complex="bold"/>
    </style:style>
    <style:style style:name="P42" style:family="paragraph">
      <loext:graphic-properties draw:fill="solid" draw:fill-color="#3465a4"/>
      <style:paragraph-properties fo:text-align="center"/>
    </style:style>
    <style:style style:name="T1" style:family="text">
      <style:text-properties fo:color="#62a73b" style:font-name="Comfortaa1"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3465a4" style:font-name="Comfortaa" fo:font-size="50pt" fo:font-weight="bold" style:font-name-asian="Comfortaa" style:font-size-asian="50pt" style:font-weight-asian="bold" style:font-name-complex="Comfortaa" style:font-size-complex="50pt" style:font-weight-complex="bold"/>
    </style:style>
    <style:style style:name="T3" style:family="text">
      <style:text-properties fo:color="#3465a4" style:font-name="Quicksand"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color="#3465a4" style:font-name="Comfortaa1" fo:font-size="50pt" fo:font-weight="bold" style:font-size-asian="50pt" style:font-weight-asian="bold" style:font-size-complex="50pt" style:font-weight-complex="bold"/>
    </style:style>
    <style:style style:name="T5" style:family="text">
      <style:text-properties fo:color="#ffffff" style:font-name="Comfortaa1" fo:font-size="50pt" fo:font-weight="bold" style:font-size-asian="50pt" style:font-weight-asian="bold" style:font-size-complex="50pt" style:font-weight-complex="bold"/>
    </style:style>
    <style:style style:name="T6" style:family="text">
      <style:text-properties fo:color="#000000" style:font-name="Comfortaa1" fo:font-size="50pt" fo:font-weight="bold" style:font-size-asian="50pt" style:font-weight-asian="bold" style:font-size-complex="50pt" style:font-weight-complex="bold"/>
    </style:style>
    <style:style style:name="T7" style:family="text">
      <style:text-properties fo:color="#62a73b" style:font-name="Comfortaa" fo:font-size="50pt" fo:font-weight="bold" style:font-name-asian="Comfortaa" style:font-size-asian="50pt" style:font-weight-asian="bold" style:font-name-complex="Comfortaa" style:font-size-complex="50pt" style:font-weight-complex="bold"/>
    </style:style>
    <style:style style:name="T8" style:family="text">
      <style:text-properties fo:color="#ffffff" style:font-name="Quicksand"/>
    </style:style>
    <style:style style:name="T9" style:family="text">
      <style:text-properties fo:color="#ffffff" style:font-name="Quicksand" fo:font-size="50pt" style:font-size-asian="50pt" style:font-size-complex="50pt"/>
    </style:style>
    <style:style style:name="T10" style:family="text">
      <style:text-properties fo:color="#3465a4" style:font-name="Quicksand" fo:font-size="25pt" style:font-size-asian="25pt" style:font-size-complex="25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Comfortaa1" fo:font-size="43pt" fo:font-style="normal" fo:text-shadow="none" style:text-underline-style="none" fo:font-weight="normal" style:letter-kerning="true" style:font-name-asian="Lucida Sans Unicode" style:font-size-asian="43pt" style:font-style-asian="normal" style:font-weight-asian="normal" style:font-name-complex="Lucida Sans2" style:font-size-complex="4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Comfortaa1" fo:font-size="15.5pt" fo:font-style="normal" fo:text-shadow="none" style:text-underline-style="none" fo:font-weight="normal" style:letter-kerning="true" style:font-name-asian="Lucida Sans Unicode" style:font-size-asian="15.5pt" style:font-style-asian="normal" style:font-weight-asian="normal" style:font-name-complex="Lucida San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Comfortaa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Comfortaa1" fo:font-size="50pt" fo:font-style="normal" fo:text-shadow="none" style:text-underline-style="none" fo:font-weight="bold" style:letter-kerning="true" style:font-name-asian="Lucida Sans Unicode" style:font-size-asian="50pt" style:font-style-asian="normal" style:font-weight-asian="bold" style:font-name-complex="Lucida Sans2" style:font-size-complex="5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Comfortaa1" fo:font-size="50pt" fo:font-style="normal" fo:text-shadow="none" style:text-underline-style="none" fo:font-weight="bold" style:letter-kerning="true" style:font-name-asian="Lucida Sans Unicode" style:font-size-asian="50pt" style:font-style-asian="normal" style:font-weight-asian="bold" style:font-name-complex="Lucida Sans2" style:font-size-complex="5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mfortaa1" fo:font-size="50pt" fo:font-style="normal" fo:text-shadow="none" style:text-underline-style="none" fo:font-weight="bold" style:letter-kerning="true" style:font-name-asian="Lucida Sans Unicode" style:font-size-asian="50pt" style:font-style-asian="normal" style:font-weight-asian="bold" style:font-name-complex="Lucida Sans2" style:font-size-complex="5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g>
            <draw:frame draw:style-name="gr1" draw:text-style-name="P2" draw:layer="layout" svg:width="3.075cm" svg:height="2.22cm" svg:x="2.725cm" svg:y="6.492cm">
              <draw:text-box>
                <text:p text:style-name="P1"><text:span text:style-name="T1">v</text:span><text:span text:style-name="T1">o</text:span></text:p>
              </draw:text-box>
            </draw:frame>
            <draw:g>
              <draw:frame draw:style-name="gr2" draw:text-style-name="P4" draw:layer="layout" svg:width="1.471cm" svg:height="2.221cm" svg:x="4.024cm" svg:y="7.386cm">
                <draw:text-box>
                  <text:p text:style-name="P3"><text:span text:style-name="T2">—</text:span></text:p>
                </draw:text-box>
              </draw:frame>
              <draw:custom-shape draw:style-name="gr3" draw:text-style-name="P5" draw:layer="layout" svg:width="0.5cm" svg:height="0.5cm" svg:x="5.932cm" svg:y="8.3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6" draw:layer="layout" svg:width="1.539cm" svg:height="0.49cm" svg:x="6.559cm" svg:y="8.3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5" draw:text-style-name="P7" draw:layer="layout" svg:width="3.317cm" svg:height="2.221cm" svg:x="4.781cm" svg:y="6.498cm">
              <draw:text-box>
                <text:p text:style-name="P1"><text:span text:style-name="T1">d</text:span><text:span text:style-name="T1">l</text:span><text:span text:style-name="T1">e</text:span></text:p>
              </draw:text-box>
            </draw:frame>
          </draw:g>
          <draw:frame draw:style-name="gr6" draw:text-style-name="P9" draw:layer="layout" svg:width="6.369cm" svg:height="1.352cm" svg:x="7.752cm" svg:y="7.033cm">
            <draw:text-box>
              <text:p text:style-name="P8"><text:span text:style-name="T3">ev</text:span><text:span text:style-name="T3">er</text:span><text:span text:style-name="T3">y</text:span><text:span text:style-name="T3">gr</text:span><text:span text:style-name="T3">o</text:span><text:span text:style-name="T3">u</text:span><text:span text:style-name="T3">p’</text:span><text:span text:style-name="T3">s</text:span></text:p>
            </draw:text-box>
          </draw:frame>
          <draw:frame draw:style-name="gr6" draw:text-style-name="P9" draw:layer="layout" svg:width="6.369cm" svg:height="1.352cm" svg:x="7.943cm" svg:y="7.815cm">
            <draw:text-box>
              <text:p text:style-name="P8"><text:span text:style-name="T3">c</text:span><text:span text:style-name="T3">o</text:span><text:span text:style-name="T3">ns</text:span><text:span text:style-name="T3">e</text:span><text:span text:style-name="T3">ns</text:span><text:span text:style-name="T3">u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frame draw:style-name="gr8" draw:text-style-name="P11" draw:layer="layout" svg:width="1.446cm" svg:height="2.22cm" svg:x="1.157cm" svg:y="9.391cm">
            <draw:text-box>
              <text:p text:style-name="P1"><text:span text:style-name="T1">v</text:span></text:p>
            </draw:text-box>
          </draw:frame>
          <draw:g>
            <draw:g>
              <draw:frame draw:style-name="gr2" draw:text-style-name="P4" draw:layer="layout" svg:width="1.471cm" svg:height="2.221cm" svg:x="1.132cm" svg:y="10.161cm">
                <draw:text-box>
                  <text:p><text:span text:style-name="T4">–</text:span></text:p>
                </draw:text-box>
              </draw:frame>
              <draw:custom-shape draw:style-name="gr3" draw:text-style-name="P5" draw:layer="layout" svg:width="0.5cm" svg:height="0.5cm" svg:x="2.064cm" svg:y="11.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6" draw:layer="layout" svg:width="0.65cm" svg:height="0.49cm" svg:x="2.691cm" svg:y="11.1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0" draw:text-style-name="P12" draw:layer="layout" svg:width="2.861cm" svg:height="2.861cm" svg:x="11.924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09.443725743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13" draw:layer="layout" svg:width="1.543cm" svg:height="2.22cm" svg:x="12.157cm" svg:y="9.392cm">
            <draw:text-box>
              <text:p><text:span text:style-name="T5">v</text:span></text:p>
            </draw:text-box>
          </draw:frame>
          <draw:g>
            <draw:frame draw:style-name="gr2" draw:text-style-name="P13" draw:layer="layout" svg:width="1.471cm" svg:height="2.221cm" svg:x="12.132cm" svg:y="10.162cm">
              <draw:text-box>
                <text:p><text:span text:style-name="T5">–</text:span></text:p>
              </draw:text-box>
            </draw:frame>
            <draw:custom-shape draw:style-name="gr11" draw:text-style-name="P14" draw:layer="layout" svg:width="0.5cm" svg:height="0.5cm" svg:x="13.064cm" svg:y="11.1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14" draw:layer="layout" svg:width="0.65cm" svg:height="0.49cm" svg:x="13.691cm" svg:y="11.1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12" draw:layer="layout" svg:width="3cm" svg:height="3cm" svg:x="7.85cm" svg:y="9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3" draw:layer="layout" svg:width="1.543cm" svg:height="2.22cm" svg:x="8.157cm" svg:y="9.192cm">
            <draw:text-box>
              <text:p><text:span text:style-name="T5">v</text:span></text:p>
            </draw:text-box>
          </draw:frame>
          <draw:g>
            <draw:frame draw:style-name="gr2" draw:text-style-name="P13" draw:layer="layout" svg:width="1.471cm" svg:height="2.221cm" svg:x="8.132cm" svg:y="9.962cm">
              <draw:text-box>
                <text:p><text:span text:style-name="T5">–</text:span></text:p>
              </draw:text-box>
            </draw:frame>
            <draw:custom-shape draw:style-name="gr11" draw:text-style-name="P14" draw:layer="layout" svg:width="0.5cm" svg:height="0.5cm" svg:x="9.064cm" svg:y="10.9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14" draw:layer="layout" svg:width="0.65cm" svg:height="0.49cm" svg:x="9.691cm" svg:y="10.9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8" draw:text-style-name="P15" draw:layer="layout" svg:width="1.446cm" svg:height="2.22cm" svg:x="4.459cm" svg:y="9.392cm">
            <draw:text-box>
              <text:p><text:span text:style-name="T6">v</text:span></text:p>
            </draw:text-box>
          </draw:frame>
          <draw:g>
            <draw:g>
              <draw:frame draw:style-name="gr2" draw:text-style-name="P15" draw:layer="layout" svg:width="1.471cm" svg:height="2.221cm" svg:x="4.434cm" svg:y="10.162cm">
                <draw:text-box>
                  <text:p><text:span text:style-name="T6">–</text:span></text:p>
                </draw:text-box>
              </draw:frame>
              <draw:custom-shape draw:style-name="gr14" draw:text-style-name="P16" draw:layer="layout" svg:width="0.5cm" svg:height="0.5cm" svg:x="5.366cm" svg:y="11.1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5" draw:text-style-name="P16" draw:layer="layout" svg:width="0.65cm" svg:height="0.49cm" svg:x="5.993cm" svg:y="11.1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frame draw:style-name="gr1" draw:text-style-name="P2" draw:layer="layout" svg:width="3.075cm" svg:height="2.22cm" svg:x="1.825cm" svg:y="4.592cm">
            <draw:text-box>
              <text:p text:style-name="P1"><text:span text:style-name="T1">v</text:span><text:span text:style-name="T1">o</text:span></text:p>
            </draw:text-box>
          </draw:frame>
          <draw:g>
            <draw:frame draw:style-name="gr2" draw:text-style-name="P4" draw:layer="layout" svg:width="1.471cm" svg:height="2.221cm" svg:x="3.124cm" svg:y="5.486cm">
              <draw:text-box>
                <text:p><text:span text:style-name="T2">—</text:span></text:p>
              </draw:text-box>
            </draw:frame>
            <draw:custom-shape draw:style-name="gr3" draw:text-style-name="P5" draw:layer="layout" svg:width="0.5cm" svg:height="0.5cm" svg:x="5.032cm" svg:y="6.4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6" draw:layer="layout" svg:width="1.539cm" svg:height="0.49cm" svg:x="5.659cm" svg:y="6.4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7" draw:layer="layout" svg:width="3.317cm" svg:height="2.221cm" svg:x="3.881cm" svg:y="4.598cm">
            <draw:text-box>
              <text:p text:style-name="P1"><text:span text:style-name="T1">d</text:span><text:span text:style-name="T1">l</text:span><text:span text:style-name="T1">e</text:span></text:p>
            </draw:text-box>
          </draw:frame>
        </draw:g>
        <draw:g>
          <draw:frame draw:style-name="gr2" draw:text-style-name="P4" draw:layer="layout" svg:width="1.471cm" svg:height="2.221cm" svg:x="9.525cm" svg:y="4.387cm">
            <draw:text-box>
              <text:p><text:span text:style-name="T2">—</text:span></text:p>
            </draw:text-box>
          </draw:frame>
          <draw:custom-shape draw:style-name="gr3" draw:text-style-name="P5" draw:layer="layout" svg:width="0.5cm" svg:height="0.5cm" svg:x="11.433cm" svg:y="5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1.539cm" svg:height="0.49cm" svg:x="12.06cm" svg:y="5.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6" draw:layer="layout" svg:width="2.341cm" svg:height="0.49cm" svg:x="11.258cm" svg:y="6.2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1" draw:layer="layout" svg:width="1.471cm" svg:height="2.221cm" svg:x="9.525cm" svg:y="5.288cm">
            <draw:text-box>
              <text:p><text:span text:style-name="T7">—</text:span></text:p>
            </draw:text-box>
          </draw:frame>
          <draw:custom-shape draw:style-name="gr17" draw:text-style-name="P12" draw:layer="layout" svg:width="0.5cm" svg:height="0.5cm" svg:x="11.633cm" svg:y="6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1" draw:layer="layout" svg:width="1.471cm" svg:height="2.221cm" svg:x="9.787cm" svg:y="5.289cm">
            <draw:text-box>
              <text:p><text:span text:style-name="T7">—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custom-shape draw:style-name="gr18" draw:text-style-name="P12" draw:layer="layout" svg:width="13.8cm" svg:height="4.05cm" svg:x="1.1cm" svg:y="6.124cm">
            <text:p/>
            <draw:enhanced-geometry svg:viewBox="0 0 21600 21600" draw:path-stretchpoint-x="10800" draw:path-stretchpoint-y="10800" draw:text-areas="?f3 ?f4 ?f5 ?f6" draw:type="round-rectangle" draw:modifiers="1967.5141940261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" draw:text-style-name="P14" draw:layer="layout" svg:width="3cm" svg:height="3cm" svg:x="1.75cm" svg:y="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11" draw:layer="layout" svg:width="1.543cm" svg:height="2.22cm" svg:x="2.057cm" svg:y="6.692cm">
              <draw:text-box>
                <text:p text:style-name="P1"><text:span text:style-name="T1">v</text:span></text:p>
              </draw:text-box>
            </draw:frame>
            <draw:g>
              <draw:frame draw:style-name="gr2" draw:text-style-name="P11" draw:layer="layout" svg:width="1.471cm" svg:height="2.221cm" svg:x="2.032cm" svg:y="7.462cm">
                <draw:text-box>
                  <text:p text:style-name="P1"><text:span text:style-name="T1">–</text:span></text:p>
                </draw:text-box>
              </draw:frame>
              <draw:custom-shape draw:style-name="gr17" draw:text-style-name="P12" draw:layer="layout" svg:width="0.5cm" svg:height="0.5cm" svg:x="2.964cm" svg:y="8.4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0" draw:text-style-name="P12" draw:layer="layout" svg:width="0.65cm" svg:height="0.49cm" svg:x="3.591cm" svg:y="8.4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1" draw:text-style-name="P18" draw:layer="layout" svg:width="6.323cm" svg:height="2.457cm" svg:x="4.85cm" svg:y="6.124cm">
            <draw:text-box>
              <text:p text:style-name="P17"><text:span text:style-name="T8">c</text:span><text:span text:style-name="T8">h</text:span><text:span text:style-name="T8">o</text:span><text:span text:style-name="T8">o</text:span><text:span text:style-name="T8">s</text:span><text:span text:style-name="T8">e</text:span></text:p>
            </draw:text-box>
          </draw:frame>
          <draw:frame draw:style-name="gr22" draw:text-style-name="P19" draw:layer="layout" svg:width="3.808cm" svg:height="2.458cm" svg:x="5.325cm" svg:y="7.419cm">
            <draw:text-box>
              <text:p><text:span text:style-name="T9">w</text:span><text:span text:style-name="T9">i</text:span><text:span text:style-name="T9">t</text:span><text:span text:style-name="T9">h</text:span></text:p>
            </draw:text-box>
          </draw:frame>
          <draw:frame draw:style-name="gr1" draw:text-style-name="P21" draw:layer="layout" svg:width="3.075cm" svg:height="2.22cm" svg:x="9.026cm" svg:y="7.665cm">
            <draw:text-box>
              <text:p text:style-name="P20"><text:span text:style-name="T5">v</text:span><text:span text:style-name="T5">o</text:span></text:p>
            </draw:text-box>
          </draw:frame>
          <draw:frame draw:style-name="gr5" draw:text-style-name="P22" draw:layer="layout" svg:width="3.317cm" svg:height="2.221cm" svg:x="11.082cm" svg:y="7.671cm">
            <draw:text-box>
              <text:p text:style-name="P20"><text:span text:style-name="T5">d</text:span><text:span text:style-name="T5">l</text:span><text:span text:style-name="T5">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g>
          <draw:path draw:style-name="gr23" draw:text-style-name="P12" draw:layer="layout" svg:width="7.699cm" svg:height="2.259cm" svg:x="6.4cm" svg:y="4.6cm" svg:viewBox="0 0 7700 2260" svg:d="M206 0c-103 0-206 103-206 206 0 616 0 1232 0 1848 0 103 103 206 206 206 2429 0 4859 0 7288 0 103 0 206-103 206-206 0-616 0-1232 0-1848 0-103-103-206-206-206-2429 0-4859 0-7288 0zM0 0zM7700 2260z">
            <text:p/>
          </draw:path>
          <draw:g>
            <draw:path draw:style-name="gr24" draw:text-style-name="P14" draw:layer="layout" svg:width="1.673cm" svg:height="1.673cm" svg:x="6.763cm" svg:y="4.894cm" svg:viewBox="0 0 1674 1674" svg:d="M837 0c474 0 837 363 837 837s-363 837-837 837-837-363-837-837 363-837 837-837zM0 0zM1674 1674z">
              <text:p/>
            </draw:path>
            <draw:path draw:style-name="gr25" draw:text-style-name="P23" draw:layer="layout" svg:width="0.518cm" svg:height="0.534cm" svg:x="7.084cm" svg:y="5.317cm" svg:viewBox="0 0 519 535" svg:d="M492 5c9 4 15 9 20 16 4 7 7 15 7 23 0 6-2 12-5 19l-209 440c-10 22-25 32-45 32-11 0-21-2-28-7s-14-13-19-25l-209-440c-3-5-4-11-4-18 0-17 9-31 28-40 5-3 12-5 20-5s16 2 23 6c7 5 13 11 17 19l171 369 169-369c4-8 10-14 17-19 8-4 16-6 24-6 9 0 17 2 23 5z">
              <text:p/>
            </draw:path>
            <draw:g>
              <draw:path draw:style-name="gr26" draw:text-style-name="P23" draw:layer="layout" svg:width="0.485cm" svg:height="0.098cm" svg:x="7.009cm" svg:y="5.965cm" svg:viewBox="0 0 486 99" svg:d="M50 99c-14 0-26-4-36-13-9-10-14-21-14-36 0-14 5-26 14-36 10-9 22-14 36-14h386c14 0 26 5 35 14 10 10 15 22 15 36s-5 26-15 35c-9 10-21 14-35 14z">
                <text:p/>
              </draw:path>
              <draw:path draw:style-name="gr27" draw:text-style-name="P12" draw:layer="layout" svg:width="0.279cm" svg:height="0.279cm" svg:x="7.44cm" svg:y="5.876cm" svg:viewBox="0 0 280 280" svg:d="M139 0c80 0 140 60 140 139 0 80-60 140-140 140-79 0-139-60-139-140 0-79 60-139 139-139zM0 0zM280 280z">
                <text:p/>
              </draw:path>
            </draw:g>
            <draw:path draw:style-name="gr28" draw:text-style-name="P12" draw:layer="layout" svg:width="0.362cm" svg:height="0.273cm" svg:x="7.79cm" svg:y="5.878cm" svg:viewBox="0 0 363 274" svg:d="M45 0c-23 0-45 22-45 45 0 61 0 122 0 183 0 23 22 46 45 46 91 0 182 0 272 0 23 0 46-23 46-46 0-61 0-122 0-183 0-23-23-45-46-45-90 0-181 0-272 0zM0 0zM363 274z">
              <text:p/>
            </draw:path>
          </draw:g>
          <draw:g>
            <draw:path draw:style-name="gr29" draw:text-style-name="P24" draw:layer="layout" svg:width="0.425cm" svg:height="0.524cm" svg:x="8.676cm" svg:y="5.14cm" svg:viewBox="0 0 426 525" svg:d="M251 0c31 0 60 3 86 10 27 7 48 17 64 28 16 12 24 25 24 39 0 7-2 14-7 20-5 5-11 8-18 8s-12-1-17-4c-4-2-9-6-14-11-8-9-17-15-25-19-9-5-22-8-38-11s-34-5-52-5c-36 0-69 9-99 28-30 18-53 43-70 75-17 31-26 66-26 104 0 39 8 75 25 106 16 32 39 57 68 75s63 27 100 27c24 0 42-2 57-6 14-4 28-10 41-17 5-2 13-8 24-18 5-4 10-8 14-10s8-3 13-3c7 0 14 2 18 7 5 5 7 11 7 19 0 11-8 23-23 36-16 13-38 24-65 33-28 9-58 14-92 14-48 0-90-11-128-34-37-23-66-54-87-94s-31-85-31-135c0-48 10-92 31-132 21-39 51-71 89-95 38-23 82-35 131-35z">
              <text:p/>
            </draw:path>
            <draw:path draw:style-name="gr29" draw:text-style-name="P24" draw:layer="layout" svg:width="0.403cm" svg:height="0.728cm" svg:x="9.215cm" svg:y="4.926cm" svg:viewBox="0 0 404 729" svg:d="M229 222c59 0 103 18 132 55s43 85 43 143v279c0 9-2 16-8 21-5 6-12 9-21 9s-16-3-21-9c-6-5-9-12-9-21v-279c0-42-10-77-30-103-20-27-52-40-96-40-27 0-53 6-78 19-24 14-44 31-59 53s-23 46-23 71v279c0 9-3 16-8 21-6 6-13 9-21 9-9 0-16-3-22-9-5-5-8-12-8-21v-669c0-9 3-16 8-22 6-5 13-8 22-8 8 0 15 3 21 8 5 6 8 13 8 22v288c18-28 42-51 74-69 31-18 64-27 96-27z">
              <text:p/>
            </draw:path>
            <draw:path draw:style-name="gr29" draw:text-style-name="P24" draw:layer="layout" svg:width="0.497cm" svg:height="0.524cm" svg:x="9.741cm" svg:y="5.14cm" svg:viewBox="0 0 498 525" svg:d="M498 263c0 49-11 94-32 134-22 40-52 71-90 94s-80 34-127 34-89-11-127-34-68-54-90-94c-21-40-32-85-32-134s11-94 32-134c22-40 52-72 90-95s80-34 127-34 89 11 127 34 68 55 90 95c21 40 32 85 32 134zM439 263c0-39-8-75-25-106-16-32-39-57-68-75s-62-27-97-27-68 9-96 27c-29 18-52 43-69 75-17 31-25 67-25 106s8 74 25 105c17 32 40 57 69 75 28 18 61 27 96 27s68-9 97-27 52-42 68-74c17-31 25-67 25-106z">
              <text:p/>
            </draw:path>
            <draw:path draw:style-name="gr29" draw:text-style-name="P24" draw:layer="layout" svg:width="0.497cm" svg:height="0.524cm" svg:x="10.327cm" svg:y="5.14cm" svg:viewBox="0 0 498 525" svg:d="M498 263c0 49-11 94-32 134-22 40-52 71-90 94s-80 34-127 34-89-11-127-34-68-54-90-94c-21-40-32-85-32-134s11-94 32-134c22-40 52-72 90-95s80-34 127-34 89 11 127 34 68 55 90 95c21 40 32 85 32 134zM439 263c0-39-8-75-25-106-16-32-39-57-68-75s-62-27-97-27-68 9-96 27c-29 18-52 43-69 75-17 31-25 67-25 106s8 74 25 105c17 32 40 57 69 75 28 18 61 27 96 27s68-9 97-27 52-42 68-74c17-31 25-67 25-106z">
              <text:p/>
            </draw:path>
            <draw:path draw:style-name="gr29" draw:text-style-name="P24" draw:layer="layout" svg:width="0.376cm" svg:height="0.524cm" svg:x="10.91cm" svg:y="5.14cm" svg:viewBox="0 0 377 525" svg:d="M8 435c-5-8-8-16-8-21 0-9 4-16 13-20 4-4 9-6 16-6s15 3 21 10c39 51 90 77 155 77 31 0 59-8 82-23 23-14 35-36 35-64s-11-48-33-62c-21-14-51-26-90-36-55-13-97-31-128-53s-46-55-46-97c0-27 7-51 22-73 15-21 36-37 62-49s55-18 88-18c28 0 56 5 85 16s53 28 73 52c6 5 9 11 9 20 0 8-3 14-10 20-4 4-10 6-17 6s-13-2-18-8c-16-17-35-31-56-40-22-9-45-14-70-14-31 0-57 7-79 22-22 14-33 36-33 65 1 26 13 46 36 60 22 14 56 26 100 37 34 9 62 18 84 29 22 10 41 25 55 44s21 44 21 76c0 43-17 77-51 102s-77 38-127 38c-80 0-144-30-191-90z">
              <text:p/>
            </draw:path>
            <draw:path draw:style-name="gr29" draw:text-style-name="P24" draw:layer="layout" svg:width="0.458cm" svg:height="0.524cm" svg:x="11.376cm" svg:y="5.14cm" svg:viewBox="0 0 459 525" svg:d="M459 234c0 8-3 15-9 20-6 6-13 9-21 9h-372c0 39 8 74 24 106 16 31 39 55 69 73s65 28 106 28c31 0 60-7 85-20 24-13 44-30 60-50 7-6 14-9 20-9 7 0 13 2 18 8 5 5 8 11 8 17 0 8-3 14-10 21-21 26-47 47-79 63s-66 25-101 25c-51 0-95-11-134-33-39-21-69-52-91-91-21-39-32-84-32-135 0-54 11-101 32-141 21-41 50-72 85-93 36-21 73-32 113-32s77 9 111 28c34 18 63 45 84 80 22 36 33 78 34 126zM230 57c-38 0-73 13-106 39-32 27-53 64-62 113h336v-7c-4-30-14-56-30-78s-37-38-61-50c-25-11-50-17-77-17z">
              <text:p/>
            </draw:path>
          </draw:g>
          <draw:g>
            <draw:path draw:style-name="gr30" draw:text-style-name="P25" draw:layer="layout" svg:width="0.668cm" svg:height="0.514cm" svg:x="8.932cm" svg:y="5.863cm" svg:viewBox="0 0 669 515" svg:d="M640 0c8 0 15 3 21 8 5 5 8 12 8 22 0 0-1 4-3 12l-151 453c-4 6-8 11-13 14-5 4-11 5-17 5s-11-2-16-5c-4-3-8-8-10-14l-129-303-115 304c-3 5-7 10-12 14-5 3-10 5-15 5-7 0-13-2-18-5-6-4-10-9-12-15l-155-453c-2-4-3-8-3-12 0-9 3-16 9-22 6-5 13-8 22-8 5 0 11 2 16 5 5 4 8 9 10 15l131 392 117-294c5-12 14-19 28-19 13 0 22 7 27 19l123 292 129-390c4-13 13-20 28-20z">
              <text:p/>
            </draw:path>
            <draw:path draw:style-name="gr30" draw:text-style-name="P25" draw:layer="layout" svg:width="0.081cm" svg:height="0.66cm" svg:x="9.702cm" svg:y="5.716cm" svg:viewBox="0 0 82 661" svg:d="M71 631c0 9-3 16-9 21-5 6-12 9-21 9-8 0-15-3-21-9-5-5-8-12-8-21v-453c0-8 3-15 8-21 6-5 13-8 21-8 9 0 16 3 21 8 6 6 9 13 9 21zM41 83c-13 0-23-3-30-10-7-6-11-15-11-27v-10c0-11 4-20 11-27 8-6 18-9 31-9 27 0 40 12 40 36v10c0 12-4 21-11 27-7 7-17 10-30 10z">
              <text:p/>
            </draw:path>
            <draw:path draw:style-name="gr30" draw:text-style-name="P25" draw:layer="layout" svg:width="0.284cm" svg:height="0.639cm" svg:x="9.865cm" svg:y="5.737cm" svg:viewBox="0 0 285 640" svg:d="M159 194v330c0 25 5 42 14 50 9 9 22 14 37 14 4 0 8-1 14-3 6-1 11-2 14-2 6 0 11 2 15 7 5 5 7 11 7 17 0 10-5 17-16 24-10 6-23 9-37 9-18 0-34-2-48-5-13-3-27-13-39-30-13-16-20-42-20-78v-333h-71c-8 0-15-3-21-8-5-5-8-12-8-20 0-7 3-14 8-19 6-5 13-8 21-8h71v-109c0-9 3-16 9-22 5-5 12-8 21-8 8 0 15 3 21 8 6 6 8 13 8 22v109h99c7 0 13 3 19 9s8 12 8 19c0 8-2 15-7 20-6 5-12 7-20 7z">
              <text:p/>
            </draw:path>
            <draw:path draw:style-name="gr30" draw:text-style-name="P25" draw:layer="layout" svg:width="0.403cm" svg:height="0.728cm" svg:x="10.259cm" svg:y="5.649cm" svg:viewBox="0 0 404 729" svg:d="M229 222c59 0 103 18 132 55s43 85 43 143v279c0 9-2 16-8 21-5 6-12 9-21 9s-16-3-21-9c-6-5-9-12-9-21v-279c0-42-10-77-30-103-20-27-52-40-96-40-27 0-53 6-78 19-24 14-44 31-59 53s-23 46-23 71v279c0 9-3 16-8 21-6 6-13 9-21 9-9 0-16-3-22-9-5-5-8-12-8-21v-669c0-9 3-16 8-22 6-5 13-8 22-8 8 0 15 3 21 8 5 6 8 13 8 22v288c18-28 42-51 74-69 31-18 64-27 96-27z">
              <text:p/>
            </draw:path>
          </draw:g>
          <draw:g>
            <draw:path draw:style-name="gr31" draw:text-style-name="P26" draw:layer="layout" svg:width="0.518cm" svg:height="0.534cm" svg:x="10.972cm" svg:y="5.86cm" svg:viewBox="0 0 519 535" svg:d="M492 5c9 4 15 9 20 16 4 7 7 15 7 23 0 6-2 12-5 19l-209 440c-10 22-25 32-45 32-11 0-21-2-28-7s-14-13-19-25l-209-440c-3-5-4-11-4-18 0-17 9-31 28-40 5-3 12-5 20-5s16 2 23 6c7 5 13 11 17 19l171 369 169-369c4-8 10-14 17-19 8-4 16-6 24-6 9 0 17 2 23 5z">
              <text:p/>
            </draw:path>
            <draw:path draw:style-name="gr31" draw:text-style-name="P26" draw:layer="layout" svg:width="0.541cm" svg:height="0.545cm" svg:x="11.542cm" svg:y="5.854cm" svg:viewBox="0 0 542 546" svg:d="M272 546c-53 0-100-11-141-35-41-23-74-55-97-97-23-41-34-88-34-140 0-54 11-101 34-142s56-74 97-97 88-35 141-35c51 0 98 12 139 35s73 56 96 97c24 41 35 88 35 142 0 52-11 99-34 140-23 42-55 74-96 97-41 24-88 35-140 35zM272 458c33 0 63-8 90-24 26-16 47-38 62-65 14-28 22-60 22-95 0-36-8-68-22-96-15-28-36-50-62-66-27-16-57-23-90-23-34 0-64 7-90 23-27 16-48 38-63 66s-23 60-23 96c0 35 8 67 23 95 15 27 36 49 63 65 26 16 56 24 90 24z">
              <text:p/>
            </draw:path>
          </draw:g>
          <draw:g>
            <draw:path draw:style-name="gr32" draw:text-style-name="P27" draw:layer="layout" svg:width="0.541cm" svg:height="0.772cm" svg:x="12.17cm" svg:y="5.631cm" svg:viewBox="0 0 542 773" svg:d="M492 0c15 0 27 5 36 14 10 9 14 21 14 36v449c0 51-12 98-36 139-24 42-56 75-97 99s-87 36-137 36c-51 0-97-12-139-36-41-24-74-57-98-99-23-41-35-88-35-139s11-98 33-139c22-42 52-74 91-98 38-24 81-35 128-35 38 0 73 7 106 23s61 38 84 66v-266c0-15 5-27 14-36 10-9 22-14 36-14zM272 684c32 0 62-8 89-24 26-16 47-38 62-66 15-29 23-60 23-95s-8-66-23-94-36-50-62-66c-27-16-57-24-89-24-33 0-63 8-89 24-27 16-48 38-63 66-16 28-24 59-24 94s8 66 24 95c15 28 36 50 63 66 26 16 56 24 89 24z">
              <text:p/>
            </draw:path>
            <draw:path draw:style-name="gr32" draw:text-style-name="P27" draw:layer="layout" svg:width="0.216cm" svg:height="0.768cm" svg:x="12.869cm" svg:y="5.631cm" svg:viewBox="0 0 217 769" svg:d="M148 769c-29 0-54-8-77-23-22-16-40-37-52-65-13-28-19-60-19-94v-538c0-14 5-26 14-35s21-14 35-14c15 0 26 5 36 14 9 9 13 21 13 35v538c0 24 5 44 14 60s21 23 36 23h24c13 0 24 5 32 14s13 21 13 36c0 14-7 26-19 35-13 9-29 14-48 14z">
              <text:p/>
            </draw:path>
            <draw:path draw:style-name="gr32" draw:text-style-name="P27" draw:layer="layout" svg:width="0.51cm" svg:height="0.545cm" svg:x="13.129cm" svg:y="5.858cm" svg:viewBox="0 0 511 546" svg:d="M511 265c0 12-4 23-13 31s-19 12-32 12h-374c7 46 28 83 62 111s77 43 126 43c20 0 41-4 62-11s39-16 53-27c9-7 20-11 32-11 13 0 22 4 30 10 11 10 17 21 17 34 0 11-5 21-15 29-23 18-50 32-84 43-33 12-64 17-95 17-53 0-102-11-144-35-43-23-76-55-100-97-24-41-36-88-36-140 0-53 11-100 34-142 23-41 54-74 94-97 41-23 87-35 138-35 50 0 94 11 131 33 36 23 65 54 84 94 20 40 30 86 30 138zM266 85c-48 0-87 13-117 39s-49 61-56 105h327c-6-44-22-79-49-105s-62-39-105-39z">
              <text:p/>
            </draw:path>
          </draw:g>
        </draw:g>
        <draw:frame draw:style-name="gr21" draw:text-style-name="P28" draw:layer="layout" svg:width="11.763cm" svg:height="3.554cm" svg:x="1.45cm" svg:y="2.05cm">
          <draw:text-box>
            <text:p><text:span text:style-name="T10">Br</text:span><text:span text:style-name="T10">ex</text:span><text:span text:style-name="T10">it? </text:span><text:span text:style-name="T10">Tr</text:span><text:span text:style-name="T10">u</text:span><text:span text:style-name="T10">m</text:span><text:span text:style-name="T10">p</text:span><text:span text:style-name="T10">?</text:span><text:span text:style-name="T10"><text:line-break/></text:span><text:span text:style-name="T10">St</text:span><text:span text:style-name="T10">ill </text:span><text:span text:style-name="T10">b</text:span><text:span text:style-name="T10">eli</text:span><text:span text:style-name="T10">ev</text:span><text:span text:style-name="T10">e </text:span><text:span text:style-name="T10">in </text:span><text:span text:style-name="T10">m</text:span><text:span text:style-name="T10">aj</text:span><text:span text:style-name="T10">or</text:span><text:span text:style-name="T10">it</text:span><text:span text:style-name="T10">y </text:span><text:span text:style-name="T10">ru</text:span><text:span text:style-name="T10">le</text:span><text:span text:style-name="T10">?</text:span></text:p>
            <text:p><text:span text:style-name="T10">T</text:span><text:span text:style-name="T10">h</text:span><text:span text:style-name="T10">e</text:span><text:span text:style-name="T10">n </text:span><text:span text:style-name="T10">d</text:span><text:span text:style-name="T10">o</text:span><text:span text:style-name="T10">n’</text:span><text:span text:style-name="T10">t</text:span></text:p>
          </draw:text-box>
        </draw:frame>
        <draw:g>
          <draw:g>
            <draw:frame draw:style-name="gr1" draw:text-style-name="P2" draw:layer="layout" svg:width="3.075cm" svg:height="2.22cm" svg:x="1.526cm" svg:y="11.493cm">
              <draw:text-box>
                <text:p text:style-name="P1"><text:span text:style-name="T1">v</text:span><text:span text:style-name="T1">o</text:span></text:p>
              </draw:text-box>
            </draw:frame>
            <draw:g>
              <draw:frame draw:style-name="gr2" draw:text-style-name="P4" draw:layer="layout" svg:width="1.471cm" svg:height="2.221cm" svg:x="2.825cm" svg:y="12.387cm">
                <draw:text-box>
                  <text:p text:style-name="P3"><text:span text:style-name="T2">—</text:span></text:p>
                </draw:text-box>
              </draw:frame>
              <draw:custom-shape draw:style-name="gr3" draw:text-style-name="P5" draw:layer="layout" svg:width="0.5cm" svg:height="0.5cm" svg:x="4.733cm" svg:y="13.3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6" draw:layer="layout" svg:width="1.539cm" svg:height="0.49cm" svg:x="5.36cm" svg:y="13.3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5" draw:text-style-name="P7" draw:layer="layout" svg:width="3.317cm" svg:height="2.221cm" svg:x="3.582cm" svg:y="11.499cm">
              <draw:text-box>
                <text:p text:style-name="P1"><text:span text:style-name="T1">dle</text:span></text:p>
              </draw:text-box>
            </draw:frame>
          </draw:g>
          <draw:frame draw:style-name="gr6" draw:text-style-name="P9" draw:layer="layout" svg:width="6.369cm" svg:height="1.352cm" svg:x="6.553cm" svg:y="12.034cm">
            <draw:text-box>
              <text:p text:style-name="P8"><text:span text:style-name="T3">everygroup’s</text:span></text:p>
            </draw:text-box>
          </draw:frame>
          <draw:frame draw:style-name="gr6" draw:text-style-name="P9" draw:layer="layout" svg:width="6.369cm" svg:height="1.352cm" svg:x="6.744cm" svg:y="12.816cm">
            <draw:text-box>
              <text:p text:style-name="P8"><text:span text:style-name="T3">consensu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g>
          <draw:polygon draw:style-name="gr33" draw:text-style-name="P29" draw:layer="layout" svg:width="10.299cm" svg:height="4.799cm" svg:x="2.9cm" svg:y="5.7cm" svg:viewBox="0 0 10300 4800" draw:points="0,3750 250,350 8150,0 10300,3000 9750,4800">
            <text:p/>
          </draw:polygon>
          <draw:frame draw:style-name="gr34" draw:text-style-name="P30" draw:layer="layout" svg:width="7.402cm" svg:height="1.941cm" svg:x="3.553cm" svg:y="6.35cm">
            <draw:text-box>
              <text:p><text:span text:style-name="T11">v</text:span><text:span text:style-name="T11">o</text:span><text:span text:style-name="T11">d</text:span><text:span text:style-name="T11">l</text:span><text:span text:style-name="T11">e</text:span></text:p>
            </draw:text-box>
          </draw:frame>
          <draw:frame draw:style-name="gr35" draw:text-style-name="P32" draw:layer="layout" svg:width="7.762cm" svg:height="0.861cm" draw:transform="rotate (-0.146433124242324) translate (4.669cm 7.762cm)">
            <draw:text-box>
              <text:p text:style-name="P31"><text:span text:style-name="T12">eve</text:span><text:span text:style-name="T12">ryg</text:span><text:span text:style-name="T12">ro</text:span><text:span text:style-name="T12">up'</text:span><text:span text:style-name="T12">s c <text:s/></text:span><text:span text:style-name="T12"><text:s text:c="3"/></text:span><text:span text:style-name="T13"><text:s/></text:span><text:span text:style-name="T12">ns</text:span><text:span text:style-name="T12">en</text:span><text:span text:style-name="T12">sus</text:span></text:p>
            </draw:text-box>
          </draw:frame>
          <draw:g>
            <draw:line draw:style-name="gr36" draw:text-style-name="P33" draw:layer="layout" svg:x1="6.3cm" svg:y1="10.201cm" svg:x2="8.892cm" svg:y2="8.988cm">
              <text:p/>
            </draw:line>
            <draw:custom-shape draw:style-name="gr37" draw:text-style-name="P25" draw:layer="layout" svg:width="3.087cm" svg:height="0.35cm" draw:transform="rotate (0.437728576400178) translate (9.529cm 8.49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8" draw:text-style-name="P33" draw:layer="layout" svg:width="0.8cm" svg:height="0.8cm" svg:x="8.864cm" svg:y="8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g>
          <draw:polygon draw:style-name="gr39" draw:text-style-name="P29" draw:layer="layout" svg:width="3.249cm" svg:height="2.699cm" svg:x="6.75cm" svg:y="6.8cm" svg:viewBox="0 0 3250 2700" draw:points="0,2250 200,150 2050,0 3250,1616 2600,2700">
            <text:p/>
          </draw:polygon>
          <draw:frame draw:style-name="gr40" draw:text-style-name="P35" draw:layer="layout" svg:width="2.157cm" svg:height="2.22cm" svg:x="7.137cm" svg:y="6.666cm">
            <draw:text-box>
              <text:p><text:span text:style-name="T14">v</text:span></text:p>
            </draw:text-box>
          </draw:frame>
          <draw:polygon draw:style-name="gr41" draw:text-style-name="P36" draw:layer="layout" svg:width="0.836cm" svg:height="0.608cm" svg:x="9.043cm" svg:y="7.801cm" svg:viewBox="0 0 837 609" draw:points="148,609 0,292 625,0 837,285">
            <text:p/>
          </draw:polygon>
          <draw:custom-shape draw:style-name="gr38" draw:text-style-name="P33" draw:layer="layout" svg:width="0.8cm" svg:height="0.8cm" svg:x="8.365cm" svg:y="8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37" draw:layer="layout" svg:width="0.753cm" svg:height="0.759cm" svg:x="8.39cm" svg:y="8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37" draw:layer="layout" svg:width="1.51cm" svg:height="0.732cm" svg:x="6.983cm" svg:y="8.489cm" svg:viewBox="0 0 1511 733" draw:points="0,703 1506,0 1511,106 172,733">
            <text:p/>
          </draw:polygon>
        </draw:g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g>
          <draw:polygon draw:style-name="gr39" draw:text-style-name="P29" draw:layer="layout" svg:width="3.249cm" svg:height="2.699cm" svg:x="1.55cm" svg:y="6.8cm" svg:viewBox="0 0 3250 2700" draw:points="0,2250 200,150 2050,0 3250,1616 2600,2700">
            <text:p/>
          </draw:polygon>
          <draw:frame draw:style-name="gr40" draw:text-style-name="P35" draw:layer="layout" svg:width="2.157cm" svg:height="2.22cm" svg:x="1.937cm" svg:y="6.666cm">
            <draw:text-box>
              <text:p><text:span text:style-name="T14">v</text:span></text:p>
            </draw:text-box>
          </draw:frame>
          <draw:polygon draw:style-name="gr41" draw:text-style-name="P36" draw:layer="layout" svg:width="0.836cm" svg:height="0.608cm" svg:x="3.843cm" svg:y="7.801cm" svg:viewBox="0 0 837 609" draw:points="148,609 0,292 625,0 837,285">
            <text:p/>
          </draw:polygon>
          <draw:custom-shape draw:style-name="gr38" draw:text-style-name="P33" draw:layer="layout" svg:width="0.8cm" svg:height="0.8cm" svg:x="3.165cm" svg:y="8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37" draw:layer="layout" svg:width="0.753cm" svg:height="0.759cm" svg:x="3.19cm" svg:y="8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37" draw:layer="layout" svg:width="1.51cm" svg:height="0.732cm" svg:x="1.783cm" svg:y="8.489cm" svg:viewBox="0 0 1511 733" draw:points="0,703 1506,0 1511,106 172,733">
            <text:p/>
          </draw:polygon>
        </draw:g>
        <draw:frame draw:style-name="gr44" draw:text-style-name="P38" draw:layer="layout" svg:width="7.203cm" svg:height="2.221cm" svg:x="4.794cm" svg:y="6.253cm">
          <draw:text-box>
            <text:p><text:span text:style-name="T15">c</text:span><text:span text:style-name="T15">h</text:span><text:span text:style-name="T15">o</text:span><text:span text:style-name="T15">o</text:span><text:span text:style-name="T15">s</text:span><text:span text:style-name="T15">e</text:span></text:p>
          </draw:text-box>
        </draw:frame>
        <draw:frame draw:style-name="gr8" draw:text-style-name="P38" draw:layer="layout" svg:width="9.688cm" svg:height="2.22cm" svg:x="5.277cm" svg:y="7.79cm">
          <draw:text-box>
            <text:p><text:span text:style-name="T15">w</text:span><text:span text:style-name="T15">i</text:span><text:span text:style-name="T15">t</text:span><text:span text:style-name="T15">h</text:span><text:span text:style-name="T15"> </text:span><text:span text:style-name="T15">v</text:span><text:span text:style-name="T15">o</text:span><text:span text:style-name="T15">d</text:span><text:span text:style-name="T15">l</text:span><text:span text:style-name="T15">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g>
          <draw:polygon draw:style-name="gr45" draw:text-style-name="P39" draw:layer="layout" svg:width="3.249cm" svg:height="2.699cm" svg:x="1.55cm" svg:y="6.8cm" svg:viewBox="0 0 3250 2700" draw:points="0,2250 200,150 2050,0 3250,1616 2600,2700">
            <text:p/>
          </draw:polygon>
          <draw:frame draw:style-name="gr40" draw:text-style-name="P35" draw:layer="layout" svg:width="2.157cm" svg:height="2.22cm" svg:x="1.937cm" svg:y="6.666cm">
            <draw:text-box>
              <text:p><text:span text:style-name="T14">v</text:span></text:p>
            </draw:text-box>
          </draw:frame>
          <draw:polygon draw:style-name="gr46" draw:text-style-name="P25" draw:layer="layout" svg:width="0.845cm" svg:height="0.612cm" svg:x="3.843cm" svg:y="7.797cm" svg:viewBox="0 0 846 613" draw:points="148,613 0,296 632,0 846,284">
            <text:p/>
          </draw:polygon>
          <draw:custom-shape draw:style-name="gr38" draw:text-style-name="P33" draw:layer="layout" svg:width="0.8cm" svg:height="0.8cm" svg:x="3.165cm" svg:y="8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7" draw:text-style-name="P14" draw:layer="layout" svg:width="1.517cm" svg:height="0.733cm" svg:x="1.776cm" svg:y="8.489cm" svg:viewBox="0 0 1518 734" draw:points="0,706 1513,0 1518,106 171,734">
            <text:p/>
          </draw:polygon>
          <draw:custom-shape draw:style-name="gr48" draw:text-style-name="P14" draw:layer="layout" svg:width="0.756cm" svg:height="0.759cm" svg:x="3.19cm" svg:y="8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15" draw:layer="layout" svg:width="7.203cm" svg:height="2.221cm" svg:x="4.794cm" svg:y="6.253cm">
          <draw:text-box>
            <text:p><text:span text:style-name="T16">c</text:span><text:span text:style-name="T16">h</text:span><text:span text:style-name="T16">o</text:span><text:span text:style-name="T16">o</text:span><text:span text:style-name="T16">s</text:span><text:span text:style-name="T16">e</text:span></text:p>
          </draw:text-box>
        </draw:frame>
        <draw:frame draw:style-name="gr8" draw:text-style-name="P15" draw:layer="layout" svg:width="9.688cm" svg:height="2.22cm" svg:x="5.277cm" svg:y="7.79cm">
          <draw:text-box>
            <text:p><text:span text:style-name="T16">w</text:span><text:span text:style-name="T16">i</text:span><text:span text:style-name="T16">t</text:span><text:span text:style-name="T16">h</text:span><text:span text:style-name="T16"> </text:span><text:span text:style-name="T16">v</text:span><text:span text:style-name="T16">o</text:span><text:span text:style-name="T16">d</text:span><text:span text:style-name="T16">l</text:span><text:span text:style-name="T16">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custom-shape draw:style-name="gr49" draw:text-style-name="P5" draw:layer="layout" svg:width="14.95cm" svg:height="4.4cm" svg:x="0.6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50" draw:text-style-name="P40" draw:layer="layout" svg:width="3.249cm" svg:height="2.699cm" svg:x="1.55cm" svg:y="6.8cm" svg:viewBox="0 0 3250 2700" draw:points="0,2250 200,150 2050,0 3250,1616 2600,2700">
            <text:p/>
          </draw:polygon>
          <draw:frame draw:style-name="gr40" draw:text-style-name="P41" draw:layer="layout" svg:width="2.157cm" svg:height="2.22cm" svg:x="1.937cm" svg:y="6.666cm">
            <draw:text-box>
              <text:p><text:span text:style-name="T15">v</text:span></text:p>
            </draw:text-box>
          </draw:frame>
          <draw:polygon draw:style-name="gr51" draw:text-style-name="P42" draw:layer="layout" svg:width="0.845cm" svg:height="0.612cm" svg:x="3.843cm" svg:y="7.797cm" svg:viewBox="0 0 846 613" draw:points="148,613 0,296 632,0 846,284">
            <text:p/>
          </draw:polygon>
          <draw:custom-shape draw:style-name="gr52" draw:text-style-name="P33" draw:layer="layout" svg:width="0.8cm" svg:height="0.8cm" svg:x="3.165cm" svg:y="8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53" draw:text-style-name="P5" draw:layer="layout" svg:width="1.517cm" svg:height="0.733cm" svg:x="1.776cm" svg:y="8.489cm" svg:viewBox="0 0 1518 734" draw:points="0,706 1513,0 1518,106 171,734">
            <text:p/>
          </draw:polygon>
          <draw:custom-shape draw:style-name="gr54" draw:text-style-name="P5" draw:layer="layout" svg:width="0.756cm" svg:height="0.759cm" svg:x="3.19cm" svg:y="8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13" draw:layer="layout" svg:width="7.203cm" svg:height="2.221cm" svg:x="4.794cm" svg:y="6.253cm">
          <draw:text-box>
            <text:p><text:span text:style-name="T14">c</text:span><text:span text:style-name="T14">h</text:span><text:span text:style-name="T14">o</text:span><text:span text:style-name="T14">o</text:span><text:span text:style-name="T14">s</text:span><text:span text:style-name="T14">e</text:span></text:p>
          </draw:text-box>
        </draw:frame>
        <draw:frame draw:style-name="gr8" draw:text-style-name="P13" draw:layer="layout" svg:width="9.688cm" svg:height="2.22cm" svg:x="5.277cm" svg:y="7.79cm">
          <draw:text-box>
            <text:p><text:span text:style-name="T14">w</text:span><text:span text:style-name="T14">i</text:span><text:span text:style-name="T14">t</text:span><text:span text:style-name="T14">h</text:span><text:span text:style-name="T14"> </text:span><text:span text:style-name="T14">v</text:span><text:span text:style-name="T14">o</text:span><text:span text:style-name="T14">d</text:span><text:span text:style-name="T14">l</text:span><text:span text:style-name="T14">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g>
          <draw:polygon draw:style-name="gr55" draw:text-style-name="P29" draw:layer="layout" svg:width="10.266cm" svg:height="4.799cm" svg:x="2.933cm" svg:y="5.7cm" svg:viewBox="0 0 10267 4800" draw:points="0,4050 67,350 8117,0 10267,3000 9717,4800">
            <text:p/>
          </draw:polygon>
          <draw:frame draw:style-name="gr34" draw:text-style-name="P30" draw:layer="layout" svg:width="7.402cm" svg:height="1.941cm" svg:x="3.553cm" svg:y="6.35cm">
            <draw:text-box>
              <text:p><text:span text:style-name="T11">m</text:span><text:span text:style-name="T11">a</text:span><text:span text:style-name="T11">x</text:span><text:span text:style-name="T11">p</text:span><text:span text:style-name="T11">a</text:span><text:span text:style-name="T11">r</text:span><text:span text:style-name="T11">c</text:span></text:p>
            </draw:text-box>
          </draw:frame>
          <draw:frame draw:style-name="gr35" draw:text-style-name="P32" draw:layer="layout" svg:width="7.762cm" svg:height="0.861cm" draw:transform="rotate (-0.146433124242324) translate (4.669cm 7.762cm)">
            <draw:text-box>
              <text:p text:style-name="P31"><text:span text:style-name="T12">eve</text:span><text:span text:style-name="T12">ryg</text:span><text:span text:style-name="T12">ro</text:span><text:span text:style-name="T12">up'</text:span><text:span text:style-name="T12">s c <text:s/></text:span><text:span text:style-name="T12"><text:s text:c="3"/></text:span><text:span text:style-name="T13"><text:s/></text:span><text:span text:style-name="T12">ns</text:span><text:span text:style-name="T12">en</text:span><text:span text:style-name="T12">sus</text:span></text:p>
            </draw:text-box>
          </draw:frame>
          <draw:g>
            <draw:line draw:style-name="gr36" draw:text-style-name="P33" draw:layer="layout" svg:x1="6.3cm" svg:y1="10.201cm" svg:x2="8.892cm" svg:y2="8.988cm">
              <text:p/>
            </draw:line>
            <draw:custom-shape draw:style-name="gr37" draw:text-style-name="P25" draw:layer="layout" svg:width="3.087cm" svg:height="0.35cm" draw:transform="rotate (0.437728576400178) translate (9.529cm 8.49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8" draw:text-style-name="P33" draw:layer="layout" svg:width="0.8cm" svg:height="0.8cm" svg:x="8.864cm" svg:y="8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g>
          <draw:polygon draw:style-name="gr55" draw:text-style-name="P29" draw:layer="layout" svg:width="3.549cm" svg:height="2.699cm" svg:x="6.45cm" svg:y="6.8cm" svg:viewBox="0 0 3550 2700" draw:points="0,2500 0,150 2350,0 3550,1616 3200,2700">
            <text:p/>
          </draw:polygon>
          <draw:frame draw:style-name="gr40" draw:text-style-name="P35" draw:layer="layout" svg:width="2.157cm" svg:height="2.22cm" svg:x="6.437cm" svg:y="6.666cm">
            <draw:text-box>
              <text:p><text:span text:style-name="T14">m</text:span></text:p>
            </draw:text-box>
          </draw:frame>
          <draw:g>
            <draw:line draw:style-name="gr36" draw:text-style-name="P33" draw:layer="layout" svg:x1="5.801cm" svg:y1="9.801cm" svg:x2="8.393cm" svg:y2="8.588cm">
              <text:p/>
            </draw:line>
            <draw:custom-shape draw:style-name="gr46" draw:text-style-name="P25" draw:layer="layout" svg:width="0.907cm" svg:height="0.35cm" draw:transform="rotate (0.437728576400178) translate (9.043cm 8.09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8" draw:text-style-name="P33" draw:layer="layout" svg:width="0.8cm" svg:height="0.8cm" svg:x="8.365cm" svg:y="8.0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/>
    <style:font-face style:name="Lucida Sans1" svg:font-family="'Lucida Sans'" style:font-family-generic="swiss"/>
    <style:font-face style:name="Comfortaa1" svg:font-family="Comfortaa" style:font-pitch="variable"/>
    <style:font-face style:name="Quicksand" svg:font-family="Quicksand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" style:font-family-asian="'Lucida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ucida Sans" style:font-family-asian="'Lucida San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bst Heitzig</meta:initial-creator>
    <meta:creation-date>2016-01-31T15:10:35.196011257</meta:creation-date>
    <dc:date>2019-02-19T01:17:30.742524420</dc:date>
    <dc:creator>Jobst Heitzig</dc:creator>
    <meta:editing-duration>PT2H12M27S</meta:editing-duration>
    <meta:editing-cycles>19</meta:editing-cycles>
    <meta:generator>LibreOffice/6.0.7.3$Linux_X86_64 LibreOffice_project/00m0$Build-3</meta:generator>
    <meta:document-statistic meta:object-count="207"/>
  </office:meta>
</office:document-meta>
</file>